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7eeb" officeooo:paragraph-rsid="000a521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0pt" fo:font-weight="bold" officeooo:rsid="000cb661" officeooo:paragraph-rsid="000a521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f73f3" officeooo:paragraph-rsid="000a521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8pt" fo:font-weight="bold" officeooo:rsid="00067eeb" officeooo:paragraph-rsid="000a521f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a521f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ize="15pt" fo:font-weight="normal" officeooo:rsid="0019b139" officeooo:paragraph-rsid="000a521f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0a521f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officeooo:paragraph-rsid="000a521f" style:font-size-asian="8pt" style:font-size-complex="8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8pt" officeooo:paragraph-rsid="000a521f" style:font-size-asian="8pt" style:font-size-complex="8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paragraph-rsid="000a521f" fo:background-color="transparen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paragraph-rsid="000a521f"/>
    </style:style>
    <style:style style:name="P17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a521f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onsolas" fo:font-size="18pt" fo:font-weight="bold" officeooo:rsid="00067eeb" officeooo:paragraph-rsid="000a521f" style:font-size-asian="18pt" style:font-weight-asian="bold" style:font-size-complex="18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fo:font-size="15pt" fo:font-weight="normal" officeooo:rsid="000b67f5" officeooo:paragraph-rsid="000a521f" fo:background-color="transparent" style:font-size-asian="15pt" style:font-weight-asian="normal" style:font-size-complex="15pt" style:font-weight-complex="normal"/>
    </style:style>
    <style:style style:name="P20" style:family="paragraph" style:parent-style-name="Standard" style:list-style-name="L2">
      <style:paragraph-properties fo:text-align="center" style:justify-single-word="false"/>
      <style:text-properties fo:color="#000000"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21" style:family="paragraph" style:parent-style-name="Standard" style:list-style-name="L1">
      <style:paragraph-properties fo:text-align="center" style:justify-single-word="false"/>
      <style:text-properties fo:font-size="15pt" fo:font-weight="normal" officeooo:rsid="000b67f5" officeooo:paragraph-rsid="000a521f" style:font-size-asian="15pt" style:font-weight-asian="normal" style:font-size-complex="15pt" style:font-weight-complex="normal"/>
    </style:style>
    <style:style style:name="P22" style:family="paragraph" style:parent-style-name="Standard" style:list-style-name="L2">
      <style:paragraph-properties fo:text-align="center" style:justify-single-word="false"/>
      <style:text-properties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23" style:family="paragraph" style:parent-style-name="Standard" style:list-style-name="L1">
      <style:paragraph-properties fo:text-align="center" style:justify-single-word="false"/>
      <style:text-properties fo:color="#8dcbe2" style:font-name="Consolas" fo:font-size="10pt" fo:font-weight="normal" officeooo:rsid="000b67f5" officeooo:paragraph-rsid="000a521f" fo:background-color="transparent" style:font-size-asian="10pt" style:font-weight-asian="normal" style:font-size-complex="15pt" style:font-weight-complex="normal"/>
    </style:style>
    <style:style style:name="P24" style:family="paragraph" style:parent-style-name="Standard" style:list-style-name="L1">
      <style:paragraph-properties fo:text-align="center" style:justify-single-word="false"/>
      <style:text-properties fo:color="#d8d8d8" style:font-name="Consolas" fo:font-size="10pt" fo:font-weight="normal" officeooo:rsid="000b67f5" officeooo:paragraph-rsid="000a521f" style:font-size-asian="10pt" style:font-weight-asian="normal" style:font-size-complex="15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officeooo:rsid="000f73f3" officeooo:paragraph-rsid="000a521f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officeooo:paragraph-rsid="000a521f"/>
    </style:style>
    <style:style style:name="P27" style:family="paragraph" style:parent-style-name="Standard" style:list-style-name="L3">
      <style:paragraph-properties fo:text-align="center" style:justify-single-word="false"/>
      <style:text-properties officeooo:paragraph-rsid="000a521f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officeooo:paragraph-rsid="000a521f" style:font-size-asian="8pt" style:font-size-complex="8pt"/>
    </style:style>
    <style:style style:name="P29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style:font-size-asian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e0b07" officeooo:paragraph-rsid="000e0b07" style:font-size-asian="10pt"/>
    </style:style>
    <style:style style:name="T1" style:family="text">
      <style:text-properties fo:color="#000000"/>
    </style:style>
    <style:style style:name="T2" style:family="text">
      <style:text-properties style:font-name="Consolas"/>
    </style:style>
    <style:style style:name="T3" style:family="text">
      <style:text-properties style:font-name="Consolas" fo:font-size="10pt" style:font-size-asian="10pt"/>
    </style:style>
    <style:style style:name="T4" style:family="text">
      <style:text-properties style:font-name="Consolas" style:text-underline-style="solid" style:text-underline-width="auto" style:text-underline-color="font-color"/>
    </style:style>
    <style:style style:name="T5" style:family="text">
      <style:text-properties fo:font-size="20pt" fo:font-weight="bold" officeooo:rsid="00067eeb" style:font-size-asian="20pt" style:font-weight-asian="bold" style:font-size-complex="20pt" style:font-weight-complex="bold"/>
    </style:style>
    <style:style style:name="T6" style:family="text">
      <style:text-properties fo:font-size="20pt" fo:font-weight="bold" officeooo:rsid="000f73f3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0ba72a" style:font-size-asian="20pt" style:font-weight-asian="bold" style:font-size-complex="20pt" style:font-weight-complex="bold"/>
    </style:style>
    <style:style style:name="T8" style:family="text">
      <style:text-properties officeooo:rsid="000f73f3"/>
    </style:style>
    <style:style style:name="T9" style:family="text">
      <style:text-properties officeooo:rsid="000ba72a"/>
    </style:style>
    <style:style style:name="T10" style:family="text">
      <style:text-properties fo:font-size="18pt" fo:font-weight="bold" officeooo:rsid="000b67f5" style:font-size-asian="18pt" style:font-weight-asian="bold" style:font-size-complex="18pt" style:font-weight-complex="bold"/>
    </style:style>
    <style:style style:name="T11" style:family="text">
      <style:text-properties fo:font-size="18pt" fo:font-weight="bold" officeooo:rsid="000f73f3" style:font-size-asian="18pt" style:font-weight-asian="bold" style:font-size-complex="18pt" style:font-weight-complex="bold"/>
    </style:style>
    <style:style style:name="T12" style:family="text">
      <style:text-properties fo:font-size="18pt" fo:font-weight="bold" officeooo:rsid="000ba72a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162bb6" style:font-size-asian="18pt" style:font-weight-asian="bold" style:font-size-complex="18pt" style:font-weight-complex="bold"/>
    </style:style>
    <style:style style:name="T14" style:family="text">
      <style:text-properties officeooo:rsid="001172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4/27/2020</text:p>
      <text:p text:style-name="P1">Java Notes</text:p>
      <text:p text:style-name="P3"/>
      <text:p text:style-name="P9"><text:span text:style-name="T5">LEC </text:span><text:span text:style-name="T6">1</text:span><text:span text:style-name="T5"> – </text:span><text:span text:style-name="T7">H</text:span><text:span text:style-name="T6">ello World</text:span></text:p>
      <text:p text:style-name="P1"/>
      <text:p text:style-name="P1">LEC <text:span text:style-name="T8">2</text:span> - <text:span text:style-name="T9">Variables</text:span></text:p>
      <text:p text:style-name="P4"/>
      <text:p text:style-name="P5">package p1;</text:p>
      <text:p text:style-name="P11"/>
      <text:p text:style-name="P11">public class app {</text:p>
      <text:p text:style-name="P11"/>
      <text:p text:style-name="P11"><text:tab/>public static void main(String[] args) {</text:p>
      <text:p text:style-name="P11"><text:tab/><text:tab/></text:p>
      <text:p text:style-name="P11"><text:tab/>//Primitive data types - Create variables</text:p>
      <text:p text:style-name="P11"><text:tab/><text:tab/></text:p>
      <text:p text:style-name="P11"><text:tab/><text:tab/>int aValue = 42;</text:p>
      <text:p text:style-name="P11"><text:tab/><text:tab/>//32 Bit value.Larger range of values.<text:tab/></text:p>
      <text:p text:style-name="P11"/>
      <text:p text:style-name="P11"><text:tab/><text:tab/>short aShort = 93;</text:p>
      <text:p text:style-name="P11"><text:tab/><text:tab/>//16 bit value. Smaller range of values.<text:tab/></text:p>
      <text:p text:style-name="P11"/>
      <text:p text:style-name="P11"><text:tab/><text:tab/>Long aLong = 8304L;</text:p>
      <text:p text:style-name="P11"><text:tab/><text:tab/>//64 bit value Very large range of numbers.</text:p>
      <text:p text:style-name="P11"><text:tab/><text:tab/></text:p>
      <text:p text:style-name="P11"><text:tab/><text:tab/>double aDouble = 3.4553;</text:p>
      <text:p text:style-name="P11"><text:tab/><text:tab/>//64 bit value. Used to define numbers with decimals.</text:p>
      <text:p text:style-name="P11"><text:tab/><text:tab/></text:p>
      <text:p text:style-name="P11"><text:tab/><text:tab/>float aFloat = 5.243F;</text:p>
      <text:p text:style-name="P11"><text:tab/><text:tab/>/*32 bit value. Used to define numbers with decimals.Less decimal places, </text:p>
      <text:p text:style-name="P11"><text:tab/><text:tab/> <text:s/>less precise than a double.*/</text:p>
      <text:p text:style-name="P11"><text:tab/><text:tab/></text:p>
      <text:p text:style-name="P11"><text:tab/><text:tab/>char aChar = 'b';</text:p>
      <text:p text:style-name="P11"><text:tab/><text:tab/>//Stores a single character/letter or ASCII values</text:p>
      <text:p text:style-name="P11"><text:tab/><text:tab/></text:p>
      <text:p text:style-name="P11"><text:tab/><text:tab/>boolean aBoolean = true;</text:p>
      <text:p text:style-name="P11"><text:tab/><text:tab/>//Stores true or false values</text:p>
      <text:p text:style-name="P11"><text:tab/><text:tab/></text:p>
      <text:p text:style-name="P11"><text:tab/><text:tab/>byte aByte = 127;</text:p>
      <text:p text:style-name="P13"><text:span text:style-name="T2"><text:tab/>//The byte data type is an 8-bit signed two's complement integer.(</text:span><text:span text:style-name="T4">min</text:span><text:span text:style-name="T2"> -128, max 127)</text:span></text:p>
      <text:p text:style-name="P11"><text:tab/><text:tab/><text:tab/><text:tab/></text:p>
      <text:p text:style-name="P11"><text:tab/>//Print variables</text:p>
      <text:p text:style-name="P11"><text:tab/><text:tab/>System.out.println(aValue);</text:p>
      <text:p text:style-name="P11"><text:tab/><text:tab/>//Prints aValue to the console</text:p>
      <text:p text:style-name="P11"><text:tab/><text:tab/></text:p>
      <text:p text:style-name="P11"><text:tab/><text:tab/>System.out.println(aShort);</text:p>
      <text:p text:style-name="P11"><text:tab/><text:tab/>//Prints aShort to the console</text:p>
      <text:p text:style-name="P11"><text:tab/><text:tab/></text:p>
      <text:p text:style-name="P11"><text:tab/><text:tab/>System.out.println(aLong);</text:p>
      <text:p text:style-name="P11"><text:tab/><text:tab/>//Prints aLong to the console</text:p>
      <text:p text:style-name="P11"><text:tab/><text:tab/></text:p>
      <text:p text:style-name="P11"><text:tab/><text:tab/>System.out.println(aDouble);</text:p>
      <text:p text:style-name="P11"><text:tab/><text:tab/>//prints aDouble to the console</text:p>
      <text:p text:style-name="P11"><text:tab/><text:tab/></text:p>
      <text:p text:style-name="P11"><text:tab/><text:tab/>System.out.println(aFloat);</text:p>
      <text:p text:style-name="P11"><text:tab/><text:tab/>//prints aFloat to the console</text:p>
      <text:p text:style-name="P11"><text:tab/><text:tab/></text:p>
      <text:p text:style-name="P11"><text:tab/><text:tab/>System.out.println(aChar);</text:p>
      <text:p text:style-name="P11"><text:tab/><text:tab/>//Prints aChar to the console</text:p>
      <text:p text:style-name="P11"><text:tab/><text:tab/></text:p>
      <text:p text:style-name="P11"><text:tab/><text:tab/>System.out.println(aBoolean);</text:p>
      <text:p text:style-name="P11"><text:tab/><text:tab/>//prints aBoolean to the console</text:p>
      <text:p text:style-name="P11"><text:tab/><text:tab/></text:p>
      <text:p text:style-name="P11"><text:tab/><text:tab/>System.out.println(aByte);</text:p>
      <text:p text:style-name="P11"><text:soft-page-break/><text:tab/><text:tab/>//prints aByte to the console</text:p>
      <text:p text:style-name="P11"><text:tab/><text:tab/></text:p>
      <text:p text:style-name="P11"><text:tab/>}</text:p>
      <text:p text:style-name="P5">}</text:p>
      <text:p text:style-name="P18"/>
      <text:p text:style-name="P10">Lec <text:span text:style-name="T8">3</text:span> – <text:span text:style-name="T9">Strings</text:span></text:p>
      <text:p text:style-name="P10"/>
      <text:list xml:id="list3225698074" text:style-name="L1">
        <text:list-item>
          <text:p text:style-name="P21">Don’t always have to use eclipse auto creation for a main method. There is a shortcut, type main and pres CTRL + SPACE and hit Enter.</text:p>
        </text:list-item>
        <text:list-item>
          <text:p text:style-name="P23"/>
          <text:p text:style-name="P19"><text:span text:style-name="T3">public class Application {</text:span></text:p>
        </text:list-item>
      </text:list>
      <text:p text:style-name="P12"/>
      <text:p text:style-name="P14"><text:span text:style-name="T3"><text:tab/>public static void main(String[] args) {</text:span></text:p>
      <text:p text:style-name="P14"><text:span text:style-name="T3"><text:tab/><text:tab/>int aNumber = 9;</text:span></text:p>
      <text:p text:style-name="P14"><text:span text:style-name="T3"><text:tab/><text:tab/>double aDouble = 9.5;</text:span></text:p>
      <text:p text:style-name="P14"><text:span text:style-name="T3"><text:tab/><text:tab/>String text = "Hi";</text:span></text:p>
      <text:p text:style-name="P14"><text:span text:style-name="T3"><text:tab/><text:tab/>String blank = " ";</text:span></text:p>
      <text:p text:style-name="P14"><text:span text:style-name="T3"><text:tab/><text:tab/>String moreText = "there";</text:span></text:p>
      <text:p text:style-name="P14"><text:span text:style-name="T3"><text:tab/><text:tab/>String hiThere = text + blank + moreText;</text:span></text:p>
      <text:p text:style-name="P14"><text:span text:style-name="T3"><text:tab/><text:tab/>System.out.println(text);</text:span></text:p>
      <text:p text:style-name="P14"><text:span text:style-name="T3"><text:tab/><text:tab/>System.out.println(text + blank + moreText);</text:span></text:p>
      <text:p text:style-name="P14"><text:span text:style-name="T3"><text:tab/><text:tab/>System.out.println("Hi" + " " + "there");</text:span></text:p>
      <text:p text:style-name="P14"><text:span text:style-name="T3"><text:tab/><text:tab/>System.out.println(hiThere);</text:span></text:p>
      <text:p text:style-name="P14"><text:span text:style-name="T3"><text:tab/><text:tab/>System.out.println("My number: " + aNumber + " , " + aDouble);</text:span></text:p>
      <text:list xml:id="list204519313604961" text:continue-numbering="true" text:style-name="L1">
        <text:list-header>
          <text:p text:style-name="P29"><text:s text:c="5"/>}</text:p>
        </text:list-header>
        <text:list-item>
          <text:p text:style-name="P24"/>
        </text:list-item>
      </text:list>
      <text:p text:style-name="P9"><text:span text:style-name="T10">Lec </text:span><text:span text:style-name="T11">4</text:span><text:span text:style-name="T10"> – </text:span><text:span text:style-name="T12">W</text:span><text:span text:style-name="T11">hile Loops</text:span></text:p>
      <text:list xml:id="list3792300779" text:style-name="L2">
        <text:list-item>
          <text:p text:style-name="P22"><text:span text:style-name="T8">A</text:span>nother good shortcut to indent code. select all code, while selected hit <text:span text:style-name="T1">SHIFT + CTRL + F.</text:span></text:p>
          <text:p text:style-name="P20"/>
        </text:list-item>
      </text:list>
      <text:p text:style-name="P6"><text:span text:style-name="T3"><text:s text:c="4"/>public class MyApp {</text:span></text:p>
      <text:p text:style-name="P16"><text:span text:style-name="T3"><text:tab/>public static void main(String[] args) {</text:span></text:p>
      <text:p text:style-name="P16"><text:span text:style-name="T3"><text:tab/><text:tab/>int number = 23;</text:span></text:p>
      <text:p text:style-name="P31"><text:tab/><text:tab/></text:p>
      <text:p text:style-name="P16"><text:span text:style-name="T3"><text:tab/><text:tab/>while(number &lt; 34) {</text:span></text:p>
      <text:p text:style-name="P16"><text:span text:style-name="T3"><text:tab/><text:tab/><text:tab/>System.out.println("Okay" + " " + number);</text:span></text:p>
      <text:p text:style-name="P16"><text:span text:style-name="T3"><text:tab/><text:tab/><text:tab/>number = number + 2;</text:span></text:p>
      <text:p text:style-name="P31"><text:tab/><text:tab/>}</text:p>
      <text:p text:style-name="P31"><text:tab/>}</text:p>
      <text:p text:style-name="P31">}</text:p>
      <text:p text:style-name="P7"/>
      <text:p text:style-name="P10">Lec <text:span text:style-name="T8">5</text:span> – <text:s/><text:span text:style-name="T8">For Loops</text:span></text:p>
      <text:p text:style-name="P8"/>
      <text:p text:style-name="P15"><text:span text:style-name="T3">public class MyApplication {</text:span></text:p>
      <text:p text:style-name="P15"><text:span text:style-name="T3"><text:tab/>public static void main(String[] args) {</text:span></text:p>
      <text:p text:style-name="P15"><text:span text:style-name="T3"><text:tab/><text:tab/>for(int i = 0; i &lt; 10; i++) {</text:span></text:p>
      <text:p text:style-name="P15"><text:span text:style-name="T3"><text:tab/><text:tab/><text:tab/>System.out.printf("The <text:s/>value of my variable is: %d\n" , i);</text:span></text:p>
      <text:p text:style-name="P15"><text:span text:style-name="T3"><text:tab/><text:tab/><text:tab/>//System.out.println(" ");</text:span></text:p>
      <text:p text:style-name="P30"><text:tab/><text:tab/>}</text:p>
      <text:p text:style-name="P30"><text:tab/>}</text:p>
      <text:p text:style-name="P30">}</text:p>
      <text:p text:style-name="P30"><text:soft-page-break/></text:p>
      <text:p text:style-name="P32">Output:</text:p>
      <text:p text:style-name="P32">The value of my variable is: 0</text:p>
      <text:p text:style-name="P30">The value of my variable is: 1</text:p>
      <text:p text:style-name="P30">The value of my variable is: 2</text:p>
      <text:p text:style-name="P30">The value of my variable is: 3</text:p>
      <text:p text:style-name="P30">The value of my variable is: 4</text:p>
      <text:p text:style-name="P30">The value of my variable is: 5</text:p>
      <text:p text:style-name="P30">The value of my variable is: 6</text:p>
      <text:p text:style-name="P30">The value of my variable is: 7</text:p>
      <text:p text:style-name="P30">The value of my variable is: 8</text:p>
      <text:p text:style-name="P32">The value of my variable is: 9</text:p>
      <text:p text:style-name="P10"/>
      <text:p text:style-name="P10"/>
      <text:p text:style-name="P9"><text:span text:style-name="T10">Lec </text:span><text:span text:style-name="T11">6</text:span><text:span text:style-name="T10"> – </text:span><text:span text:style-name="T12">I</text:span><text:span text:style-name="T11">F Statements</text:span></text:p>
      <text:list xml:id="list1157915368" text:style-name="L3">
        <text:list-item>
          <text:p text:style-name="P27"><text:span text:style-name="T11">*</text:span><text:span text:style-name="T13">Type q to exit git log screen Type h to get help</text:span></text:p>
        </text:list-item>
      </text:list>
      <text:p text:style-name="P25"/>
      <text:p text:style-name="P10">Lec <text:span text:style-name="T8">7</text:span> – <text:span text:style-name="T8">Getting User Input</text:span></text:p>
      <text:p text:style-name="P10"/>
      <text:p text:style-name="P9"><text:span text:style-name="T10">Lec </text:span><text:span text:style-name="T11">8</text:span><text:span text:style-name="T10"> – </text:span><text:span text:style-name="T12">C</text:span><text:span text:style-name="T11">omments, Variable Scope, Do While Loops</text:span></text:p>
      <text:p text:style-name="P25"/>
      <text:p text:style-name="P10">Lec <text:span text:style-name="T8">9</text:span> – <text:span text:style-name="T8">Switch Statements</text:span></text:p>
      <text:p text:style-name="P10"/>
      <text:p text:style-name="P10">Lec <text:span text:style-name="T8">10</text:span> – <text:span text:style-name="T8">Arrays</text:span></text:p>
      <text:p text:style-name="P10"/>
      <text:p text:style-name="P10">Lec <text:span text:style-name="T8">11</text:span> – <text:span text:style-name="T8">Multidimensional Arrays, Nested For Loops</text:span></text:p>
      <text:p text:style-name="P10"/>
      <text:p text:style-name="P10">Lec <text:span text:style-name="T8">12</text:span> – <text:span text:style-name="T8">Classes, Methods, and Objects</text:span></text:p>
      <text:p text:style-name="P10"/>
      <text:p text:style-name="P10">Lec <text:span text:style-name="T8">13</text:span> – <text:span text:style-name="T8">Return Types and Method Parameters</text:span></text:p>
      <text:p text:style-name="P10"/>
      <text:p text:style-name="P9"><text:span text:style-name="T10">Lec </text:span><text:span text:style-name="T11">14</text:span><text:span text:style-name="T10"> – </text:span><text:span text:style-name="T12">C</text:span><text:span text:style-name="T11">onstructors and this vs. this()</text:span></text:p>
      <text:p text:style-name="P25"/>
      <text:p text:style-name="P10">Lec <text:span text:style-name="T8">15</text:span> – <text:span text:style-name="T8">Static and Final</text:span></text:p>
      <text:p text:style-name="P10"/>
      <text:p text:style-name="P10">Lec <text:span text:style-name="T8">16</text:span> – <text:span text:style-name="T14">Inheritance and Access Modifiers 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22:01:17.662000000</meta:creation-date>
    <dc:date>2020-04-30T20:45:17.896000000</dc:date>
    <meta:editing-duration>PT35M30S</meta:editing-duration>
    <meta:editing-cycles>7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123" meta:word-count="521" meta:character-count="3174" meta:non-whitespace-character-count="2578"/>
  </office:meta>
</office:document-meta>
</file>